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5.95cm"/>
    </style:style>
    <style:style style:name="co3" style:family="table-column">
      <style:table-column-properties fo:break-before="auto" style:column-width="11.5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NR.</text:p>
          </table:table-cell>
          <table:table-cell table:style-name="ce1" office:value-type="string">
            <text:p>Modul</text:p>
          </table:table-cell>
          <table:table-cell table:style-name="ce2" office:value-type="string">
            <text:p>Titel</text:p>
          </table:table-cell>
          <table:table-cell table:style-name="ce2" office:value-type="string">
            <text:p>Text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>
            <text:p>Patientenverw.</text:p>
          </table:table-cell>
          <table:table-cell office:value-type="string">
            <text:p>Patienten anlegen</text:p>
          </table:table-cell>
          <table:table-cell office:value-type="string">
            <text:p>Als Berechtigter(Arzt/Schwester) möchte ich Patienten anlegen damit diese im KIS verwaltet werden könn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tientenverw.</text:p>
          </table:table-cell>
          <table:table-cell office:value-type="string">
            <text:p>Patienten suchen</text:p>
          </table:table-cell>
          <table:table-cell office:value-type="string">
            <text:p>Als Angemeldeter Benutzer möchte ich Patienten suchen können damit ich Patienten wiederfinden kan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tientenverw.</text:p>
          </table:table-cell>
          <table:table-cell office:value-type="string">
            <text:p>Patient-Fall Erstellung</text:p>
          </table:table-cell>
          <table:table-cell office:value-type="string">
            <text:p>Als Angemeldeter Benutzer möchte ich Fälle für Patienten erstellen können damit diese behandelt werden können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tientenverw.</text:p>
          </table:table-cell>
          <table:table-cell office:value-type="string">
            <text:p>Patient ändern</text:p>
          </table:table-cell>
          <table:table-cell office:value-type="string">
            <text:p>Als Angemeldeter Benutzer möchte ich Patientendaten ändern können damit diese aktuell si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tientenverw.</text:p>
          </table:table-cell>
          <table:table-cell office:value-type="string">
            <text:p>Patientendaten einsehen</text:p>
          </table:table-cell>
          <table:table-cell office:value-type="string">
            <text:p>Als Angemeldeter Benutzer möchte ich Patientendaten einsehen können damit ich den Status des Patienten erfahr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tientenverw.</text:p>
          </table:table-cell>
          <table:table-cell office:value-type="string">
            <text:p>Entlassbrief</text:p>
          </table:table-cell>
          <table:table-cell office:value-type="string">
            <text:p>Als Angemeldeter Benutzer möchte ich einen Entlassbrief für den Patienten erstellen können damit er entlassen werden kan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tientenverw.</text:p>
          </table:table-cell>
          <table:table-cell office:value-type="string">
            <text:p>Entlassbrief ohne Entlassung ?</text:p>
          </table:table-cell>
          <table:table-cell office:value-type="string">
            <text:p>Als Angemeldeter Benutzer möchte ich einen Entlassbrief drucken ohne den Fall abzuschliess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tientenverw.</text:p>
          </table:table-cell>
          <table:table-cell office:value-type="string">
            <text:p>Diagnose</text:p>
          </table:table-cell>
          <table:table-cell office:value-type="string">
            <text:p>Als Arzt möchte ich zu einem Fall eine Diagnose erstellen können damit der Patient behandelt werden kan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tientenverw.</text:p>
          </table:table-cell>
          <table:table-cell office:value-type="string">
            <text:p>Anamnese</text:p>
          </table:table-cell>
          <table:table-cell office:value-type="string">
            <text:p>Als Angemeldeter Benutzer möchte ich die Vorgeschichte eines Patienten festhalten können damit sie im System verwaltet wird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Anforderungsverw.</text:p>
          </table:table-cell>
          <table:table-cell office:value-type="string">
            <text:p>Anforderung erstellen</text:p>
          </table:table-cell>
          <table:table-cell office:value-type="string">
            <text:p>Als Arzt möchte ich eine Anforderung an eine Abteilung stellen können damit der Patient bearbeitet werden kan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forderungsverw.</text:p>
          </table:table-cell>
          <table:table-cell office:value-type="string">
            <text:p>Anforderung ändern</text:p>
          </table:table-cell>
          <table:table-cell office:value-type="string">
            <text:p>Als Arzt möchte ich eine Anforderungen ändern können damit der Patient bearbeitet werden kan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forderungsverw.</text:p>
          </table:table-cell>
          <table:table-cell office:value-type="string">
            <text:p>Anforderung einsehen</text:p>
          </table:table-cell>
          <table:table-cell office:value-type="string">
            <text:p>Als Beauftragter möchte ich meine Anforderungen einsehen können damit ich diese bearbeiten kan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forderungsverw.</text:p>
          </table:table-cell>
          <table:table-cell office:value-type="string">
            <text:p>Fall zuordnen</text:p>
          </table:table-cell>
          <table:table-cell office:value-type="string">
            <text:p>Als Arzt möchte ich einen Fall einer Anforderung zuordnen können damit der Beauftragte weis um was es sich handel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Befundverwaltung.</text:p>
          </table:table-cell>
          <table:table-cell office:value-type="string">
            <text:p>Befunde erstellen.(Labor/Röntgen)</text:p>
          </table:table-cell>
          <table:table-cell office:value-type="string">
            <text:p>Als Arzt möchte ich nach einer Untersuchung Befunde erstellen können damit der Patient behandelt werden kan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fundverwaltung.</text:p>
          </table:table-cell>
          <table:table-cell office:value-type="string">
            <text:p>Befunde ändern</text:p>
          </table:table-cell>
          <table:table-cell office:value-type="string">
            <text:p>Als Arzt möchte ich Befunde ändern können damit Werte aktuell si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fundverwaltung.</text:p>
          </table:table-cell>
          <table:table-cell office:value-type="string">
            <text:p>Katalog Nutzen</text:p>
          </table:table-cell>
          <table:table-cell office:value-type="string">
            <text:p>Als Arzt möchte ich einen Krankheitenkatalog nutzen damit ich die richtige Krankheit zum Patienten festhal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fundverwaltung.</text:p>
          </table:table-cell>
          <table:table-cell office:value-type="string">
            <text:p>Datei einchecken</text:p>
          </table:table-cell>
          <table:table-cell office:value-type="string">
            <text:p>Als Arzt möchte ich Dateien einem Befund hinzufügen können damit ich die im System verwalten kan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Behandlungsverw.</text:p>
          </table:table-cell>
          <table:table-cell office:value-type="string">
            <text:p>Behandlung festhalten</text:p>
          </table:table-cell>
          <table:table-cell office:value-type="string">
            <text:p>Als Arzt möchte ich die für den Patienten richtige Behandlung festhalten damit er gesund wir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ehandlungsverw.</text:p>
          </table:table-cell>
          <table:table-cell office:value-type="string">
            <text:p>Behandlung erfahren</text:p>
          </table:table-cell>
          <table:table-cell office:value-type="string">
            <text:p>Als Apotheker möchte ich die Behandlung eines Patienten erfahren damit er seine Medikamente erhäll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ehandlungsverw.</text:p>
          </table:table-cell>
          <table:table-cell office:value-type="string">
            <text:p>Behandlung erfahren</text:p>
          </table:table-cell>
          <table:table-cell office:value-type="string">
            <text:p>Als Arzt möchte ich die Behandlung für einen Patienten erfahren, damit ich ihn behandeln kan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ehandlungsverw.</text:p>
          </table:table-cell>
          <table:table-cell office:value-type="string">
            <text:p>Behandlung ändern</text:p>
          </table:table-cell>
          <table:table-cell office:value-type="string">
            <text:p>Als Arzt möchte ich die für den Patienten richtige Behandlung ändern können damit er richtig behandelt wir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OP</text:p>
          </table:table-cell>
          <table:table-cell office:value-type="string">
            <text:p>OP Protokoll festhalten</text:p>
          </table:table-cell>
          <table:table-cell office:value-type="string">
            <text:p>Als Arzt möchte ich eine OP protokollieren können damit ich die Information im System abrufen kan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</text:p>
          </table:table-cell>
          <table:table-cell office:value-type="string">
            <text:p>OP Protokoll ändern</text:p>
          </table:table-cell>
          <table:table-cell office:value-type="string">
            <text:p>Als Arzt möchte ich eine OP Protokoll ändern können damit ich die Information im System abrufen kan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Verwaltung</text:p>
          </table:table-cell>
          <table:table-cell office:value-type="string">
            <text:p>Daten sichern</text:p>
          </table:table-cell>
          <table:table-cell office:value-type="string">
            <text:p>Als Benutzer möchte ich alle Daten sichern können damit ich eine Sicherung meines Systems hab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waltung </text:p>
          </table:table-cell>
          <table:table-cell office:value-type="string">
            <text:p>Daten exportieren</text:p>
          </table:table-cell>
          <table:table-cell office:value-type="string">
            <text:p>Als Benutzer möchte ich Daten in ein unterstütztes Format überführen können damit ich sie nicht nur in meinem System hab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waltung</text:p>
          </table:table-cell>
          <table:table-cell office:value-type="string">
            <text:p>Drucken</text:p>
          </table:table-cell>
          <table:table-cell office:value-type="string">
            <text:p>Als Benutzer möchte ich meine aktuelle Ansicht drucken können damit ich sie in Papierform bereit hab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waltung</text:p>
          </table:table-cell>
          <table:table-cell office:value-type="string">
            <text:p>Hilfe</text:p>
          </table:table-cell>
          <table:table-cell office:value-type="string">
            <text:p>Als Nutzer möchte ich zu meiner aktuellen Aktion eine Hilfestellung erhalten damit ich verstehe was ich zu tun hab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waltung </text:p>
          </table:table-cell>
          <table:table-cell office:value-type="string">
            <text:p>Sprache wählen</text:p>
          </table:table-cell>
          <table:table-cell office:value-type="string">
            <text:p>Als Benutzer möchte ich eine Sprache für das KIS wählen können damit ich die Oberfläche versteh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waltung</text:p>
          </table:table-cell>
          <table:table-cell office:value-type="string">
            <text:p>Nutzungseinschränkung</text:p>
          </table:table-cell>
          <table:table-cell office:value-type="string">
            <text:p>Als Benutzer möchte ich nur Informationen bearbeiten/sehen können für die ich auch berechtigt b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waltung </text:p>
          </table:table-cell>
          <table:table-cell office:value-type="string">
            <text:p>Ausloggen</text:p>
          </table:table-cell>
          <table:table-cell office:value-type="string">
            <text:p>Als Benutzer möchte ich mich aus dem System ausloggen können damit niemand meine Session nutzen kan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waltung</text:p>
          </table:table-cell>
          <table:table-cell office:value-type="string">
            <text:p>Einloggen</text:p>
          </table:table-cell>
          <table:table-cell office:value-type="string">
            <text:p>Als Benutzer möchte ich mich in das System einloggen können damit ich es nutzen kan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waltung</text:p>
          </table:table-cell>
          <table:table-cell office:value-type="string">
            <text:p>Benutzer anlegen</text:p>
          </table:table-cell>
          <table:table-cell office:value-type="string">
            <text:p>Als Administrator möchte ich neue Benutzer anlegen und verwalten können damit diese das System nutzen könn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erwaltung</text:p>
          </table:table-cell>
          <table:table-cell office:value-type="string">
            <text:p>Felder ändern</text:p>
          </table:table-cell>
          <table:table-cell office:value-type="string">
            <text:p>Als Administrator möchte ich Felder ändern können damt ich zusätzliche Daten festhalten kan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waltung</text:p>
          </table:table-cell>
          <table:table-cell office:value-type="string">
            <text:p>Abteilungen ändern</text:p>
          </table:table-cell>
          <table:table-cell office:value-type="string">
            <text:p>Als Administrator möchte ich Abteilungen ändern können falls in meinem Krankenhaus eine neue Abteilung eingerichtet wir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waltung</text:p>
          </table:table-cell>
          <table:table-cell office:value-type="string">
            <text:p>Berechtigungen vergeben</text:p>
          </table:table-cell>
          <table:table-cell office:value-type="string">
            <text:p>Als Administrator möchte ich Berechtigungen an Benutzer vergeben können damit diese nicht Zugriff auf alle Bereiche des KIS erhalt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erwaltung</text:p>
          </table:table-cell>
          <table:table-cell office:value-type="string">
            <text:p>Rollen anlegen</text:p>
          </table:table-cell>
          <table:table-cell office:value-type="string">
            <text:p>Als Administrator möchte ich Rollen anlgen können damit ich Berechtigungen im KIS vergeben kan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erwaltung</text:p>
          </table:table-cell>
          <table:table-cell office:value-type="string">
            <text:p>Logging</text:p>
          </table:table-cell>
          <table:table-cell office:value-type="string">
            <text:p>Als Administrator möchte ich Log Dateien einsehen können damit ich weiß was in meinem System geschi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waltung</text:p>
          </table:table-cell>
          <table:table-cell office:value-type="string">
            <text:p>Ressource anlegen</text:p>
          </table:table-cell>
          <table:table-cell office:value-type="string">
            <text:p>Als Administrator möchte ich eine Ressource anlegen können damit ich sie in die Terminplanung miteinbezogen werden kan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Terminplanung</text:p>
          </table:table-cell>
          <table:table-cell office:value-type="string">
            <text:p>Termine einsehen </text:p>
          </table:table-cell>
          <table:table-cell office:value-type="string">
            <text:p>Als Arzt möchte ich meine Termine einsehen können <text:s/>damit ich einen Überblick über meine Termine hab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rminplanung</text:p>
          </table:table-cell>
          <table:table-cell office:value-type="string">
            <text:p>Termine erstellen</text:p>
          </table:table-cell>
          <table:table-cell office:value-type="string">
            <text:p>Als Arzt möchte ich meine Termine verwalten könne damit ich weis wann ich welchen Patienten behand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rminplanung</text:p>
          </table:table-cell>
          <table:table-cell office:value-type="string">
            <text:p>Termine änder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rminplanung</text:p>
          </table:table-cell>
          <table:table-cell office:value-type="string">
            <text:p>Anforderung zuordnen</text:p>
          </table:table-cell>
          <table:table-cell office:value-type="string">
            <text:p>Als Arzt möchte ich eine Anforderung einem Termin zuordnen können damit ich weis welche Anforderung ich bearbe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rminplanung</text:p>
          </table:table-cell>
          <table:table-cell office:value-type="string">
            <text:p>Ressource zuordnen </text:p>
          </table:table-cell>
          <table:table-cell office:value-type="string">
            <text:p>Als Arzt möchte ich einem Termin eine Ressource zuordnen können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9">09.04.2010</text:date>, <text:time>12:27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08T15:32:05.30</meta:creation-date>
    <dc:date>2010-04-09T12:27:28.39</dc:date>
    <meta:editing-duration>PT03H23M34S</meta:editing-duration>
    <meta:editing-cycles>8</meta:editing-cycles>
    <meta:generator>OpenOffice.org/3.1$Win32 OpenOffice.org_project/310m19$Build-9420</meta:generator>
    <meta:document-statistic meta:table-count="3" meta:cell-count="132" meta:object-count="0"/>
  </office:meta>
</office:document-meta>
</file>